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ufgabe">
      <style:text-properties officeooo:paragraph-rsid="0004e387"/>
    </style:style>
    <style:style style:name="P2" style:family="paragraph" style:parent-style-name="aufgabe">
      <style:text-properties style:text-underline-style="solid" style:text-underline-width="auto" style:text-underline-color="font-color" officeooo:paragraph-rsid="0004e387"/>
    </style:style>
    <style:style style:name="P3" style:family="paragraph" style:parent-style-name="Standard">
      <style:text-properties officeooo:paragraph-rsid="0004e387"/>
    </style:style>
    <style:style style:name="P4" style:family="paragraph" style:parent-style-name="Heading_20_1">
      <style:text-properties officeooo:rsid="0004e387"/>
    </style:style>
    <style:style style:name="P5" style:family="paragraph" style:parent-style-name="Heading_20_2">
      <style:text-properties officeooo:paragraph-rsid="0004e387"/>
    </style:style>
    <style:style style:name="P6" style:family="paragraph" style:parent-style-name="aufgabe" style:list-style-name="List_20_3">
      <style:text-properties officeooo:paragraph-rsid="0004e387"/>
    </style:style>
    <style:style style:name="P7" style:family="paragraph" style:parent-style-name="aufgabe" style:list-style-name="List_20_3">
      <style:text-properties officeooo:paragraph-rsid="0006f054"/>
    </style:style>
    <style:style style:name="P8" style:family="paragraph" style:parent-style-name="aufgabe" style:list-style-name="List_20_3">
      <style:text-properties officeooo:paragraph-rsid="000815f8"/>
    </style:style>
    <style:style style:name="P9" style:family="paragraph" style:parent-style-name="aufgabe" style:list-style-name="List_20_3">
      <style:text-properties style:text-underline-style="none" officeooo:paragraph-rsid="0004e387"/>
    </style:style>
    <style:style style:name="P10" style:family="paragraph" style:parent-style-name="aufgabe" style:list-style-name="List_20_3">
      <style:text-properties style:text-underline-style="none" officeooo:paragraph-rsid="0006f054"/>
    </style:style>
    <style:style style:name="P11" style:family="paragraph" style:parent-style-name="aufgabe" style:list-style-name="List_20_3">
      <style:text-properties fo:font-weight="normal" officeooo:paragraph-rsid="0004e387" style:font-weight-asian="normal" style:font-weight-complex="normal"/>
    </style:style>
    <style:style style:name="P12" style:family="paragraph" style:parent-style-name="aufgabe">
      <style:text-properties officeooo:paragraph-rsid="0006f05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none"/>
    </style:style>
    <style:style style:name="T3" style:family="text">
      <style:text-properties officeooo:rsid="0006f054"/>
    </style:style>
    <style:style style:name="T4" style:family="text">
      <style:text-properties fo:font-weight="bold" officeooo:rsid="0006f05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f054" style:font-style-asian="italic" style:font-style-complex="italic"/>
    </style:style>
    <style:style style:name="T7" style:family="text">
      <style:text-properties officeooo:rsid="000815f8"/>
    </style:style>
    <style:style style:name="T8" style:family="text">
      <style:text-properties officeooo:rsid="000ac7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 text:restart-numbering="true" text:start-value="-1"><text:bookmark-start text:name="__RefHeading__12851_2056004873"/>ADB1: Suchen und Sortieren<text:bookmark-end text:name="__RefHeading__12851_2056004873"/></text:h>
      <text:h text:style-name="P5" text:outline-level="2"><text:bookmark-start text:name="__RefHeading__224_1073053449"/>Aufgabe: Email-Adressbuchverwaltung (adb1.c, adb1.h)<text:bookmark-end text:name="__RefHeading__224_1073053449"/></text:h>
      <text:list xml:id="list7877690272796211307" text:style-name="List_20_3">
        <text:list-item>
          <text:p text:style-name="P7">Erstellen Sie eine Email-Adressbuchverwaltung, die aus folgenden Dateien besteht:<text:line-break/> (<text:span text:style-name="T5">t_adb1_test.c; adb1.h; adb1.c; adb.txt</text:span>; Makefile; DoxyGen-Dokumentation)</text:p>
        </text:list-item>
      </text:list>
      <text:p text:style-name="P2"/>
      <text:list xml:id="list210901753176590" text:continue-numbering="true" text:style-name="List_20_3">
        <text:list-item>
          <text:p text:style-name="P10">Beschreibung:<text:line-break/><text:span text:style-name="T3">In einer (großen) Email-Adressdatenbankdatei (adb.txt) werden folgende Datensätze gespeichert, wobei jeder Datensatz aus 1. nickname 2. Emailadresse 3. Bemerkung besteht.<text:line-break/></text:span></text:p>
        </text:list-item>
        <text:list-item>
          <text:p text:style-name="P7"><text:span text:style-name="T2">Die </text:span>Email-Adressdatenbankdatei: adb.txt</text:p>
        </text:list-item>
      </text:list>
      <text:p text:style-name="P12"><text:tab/>1. Aufbau: <text:tab/>Nickname</text:p>
      <text:p text:style-name="P12"><text:tab/><text:tab/><text:tab/>Emailadresse</text:p>
      <text:p text:style-name="P12"><text:tab/><text:tab/><text:tab/>Bemerkung</text:p>
      <text:p text:style-name="P12"><text:tab/><text:tab/> <text:tab/>Nickname</text:p>
      <text:p text:style-name="P12"><text:tab/><text:tab/><text:tab/>Emailadresse</text:p>
      <text:p text:style-name="P12"><text:tab/><text:tab/><text:tab/>Bemerkung</text:p>
      <text:p text:style-name="P12"><text:tab/><text:tab/><text:tab/>...</text:p>
      <text:p text:style-name="P12"><text:tab/>2. Beispiel:<text:tab/>firma_chef</text:p>
      <text:p text:style-name="P12"><text:tab/><text:tab/><text:tab/>hans.mustermann@firma.domain</text:p>
      <text:p text:style-name="P12"><text:tab/><text:tab/><text:tab/>bei gehaltsverhandlungen wichtig</text:p>
      <text:p text:style-name="P12"><text:tab/><text:tab/><text:tab/>fred</text:p>
      <text:p text:style-name="P12"><text:tab/><text:tab/><text:tab/>fred.feuerstein@steinhausen.zeit</text:p>
      <text:p text:style-name="P12"><text:tab/><text:tab/><text:tab/>mein bester freund</text:p>
      <text:p text:style-name="P12"><text:tab/><text:tab/><text:tab/>....<text:line-break/></text:p>
      <text:list xml:id="list210901889455663" text:continue-numbering="true" text:style-name="List_20_3">
        <text:list-item>
          <text:p text:style-name="P7"><text:span text:style-name="T3">Das adb1-Programm soll den effizienten Zugriff auf die verschiedenen Datensätze in Form eines sogenannten ISAM-Zugriffs (Index-Sequentieller Zugriff) ermöglichen. D.h. egal ob der 1. Datensatz oder z.B. der 15000. Datensatz gesucht wird, soll der Zugriff annähernd gleich lang dauern.<text:line-break/></text:span></text:p>
        </text:list-item>
        <text:list-item>
          <text:p text:style-name="P7"><text:span text:style-name="T7">Die Index-Tabelle besteht aus nickname und offset<text:line-break/>Dazu wird intern eine sogenannte Index-Tabelle eingesetzt, die den nickname (wird zum Suchen und Sortieren verwendet) und die Position des dazugehörigen Datensatzes in der Email-Adressdatenbankdatei (adb.txt) speichert. D.h. w</text:span>ir wollen nicht alle Daten aus der Datenbasis <text:span text:style-name="T7">ins RAM </text:span>laden, sondern nur den <text:span text:style-name="T7">offset und den </text:span>nickname, der als sog. Schlüssel verwendet wird. Ein Schlüssel ist unique (eindeutig) und wird verwendet, um einen Datensatz zu finden.<text:line-break/><text:line-break/>Die <text:span text:style-name="T8">Index-</text:span>Tabelle halten wir sortiert. <text:span text:style-name="T3">Dazu verwenden Sie die C-Funktion </text:span><text:span text:style-name="T4">qsort()</text:span><text:span text:style-name="T3">. </text:span>Dies hat den Vorteil, dass wir mit der binären Suche <text:span text:style-name="T3">(</text:span><text:span text:style-name="T4">bsearch()</text:span><text:span text:style-name="T3">) </text:span>nach nickname sehr schnell in der Index-Tabelle den offset innerhalb der Datendatei erhalten. Mit dem offset positionieren wir uns in der Datendatei, lesen den Datensatz und zeigen ihn dem Benutzer an.<text:line-break/><text:line-break/>Diesen Mechanismus nennen wir index-sequentiellen Zugriff.<text:line-break/><text:line-break/>Hinweis: </text:p>
        </text:list-item>
        <text:list-item>
          <text:p text:style-name="P9">fseek(), ftell() für den wahlfreien Zugriff innerhalb einer Datei. Sehen Sie dazu das Demo-Programm: t_index.c<text:line-break/><text:line-break/><text:line-break/></text:p>
        </text:list-item>
        <text:list-item>
          <text:p text:style-name="P8"><text:span text:style-name="T7">Das Testprogramm </text:span><text:span text:style-name="T6">t_adb1_test.c</text:span><text:span text:style-name="T3"> zeigt dem Benutzer ein kleines Menü. <text:line-break/><text:line-break/></text:span><text:soft-page-break/><text:span text:style-name="T3">Der Benutzer wählt zunächst den Punkt a) adb_open. <text:line-break/>Hier wird die Index-Tabelle aufgebaut, indem die Datendatei gelesen wird. Es soll aber nur der nickname und die Position des jeweiligen Datensatzes in die Index-Tabelle eingelesen werden. Nach dem Einlesen wird die Index-Tabelle noch nach der Komponente nickname mit qsort() sortiert. <text:line-break/><text:line-break/>Dananch wählt der Benutzer den Punkt b) adb_list. <text:line-break/>Gibt alle Datensätze aus (unter Verwendung der Index-Tabelle).<text:line-break/><text:line-break/>Und zuletzt den Punkt c) abd_get_email.<text:line-break/>Hier wird der zu suchende nickname vom Benutzer eingegeben. Danach wird die Index-Tabelle nach dem eingebeben nickname durchsucht (bsearch()). Der gefundene Eintrag in der Index-Tabelle enthält auch den Offset des dazugehörigen Datensatzes. Mit fseek() wird dorthin positioniert und der gesamte Datensatz bzw. die Email-Adresse angezeigt.<text:line-break/><text:line-break/></text:span></text:p>
        </text:list-item>
        <text:list-item>
          <text:p text:style-name="P6">zu erstellen:</text:p>
        </text:list-item>
      </text:list>
      <text:p text:style-name="P1"><text:tab/>1. Ein C-Modul (adb1.c; adb1.h) zur Verwaltung der Adressdatenbank:</text:p>
      <text:p text:style-name="P1"><text:tab/>2. Ein Testprogramm: (t_adb1_test.c)</text:p>
      <text:p text:style-name="P1"><text:tab/><text:tab/>Menü:</text:p>
      <text:p text:style-name="P1"><text:tab/><text:tab/>a) adb_open<text:tab/>(user gibt name der Email-Adressdatenbankdatei ein)</text:p>
      <text:p text:style-name="P1"><text:tab/><text:tab/>b) adb_list<text:tab/>(user gibt Name der output-datei an: ZB.: stdout)</text:p>
      <text:p text:style-name="P1"><text:tab/><text:tab/>c) adb_get_email (user gibt nickname an)</text:p>
      <text:p text:style-name="P1"><text:tab/><text:tab/>d) ende</text:p>
      <text:p text:style-name="P1"/>
      <text:list xml:id="list210902423230335" text:continue-numbering="true" text:style-name="List_20_3">
        <text:list-item>
          <text:p text:style-name="P11">Zur Dokumentation verwenden Sie DoxyGen</text:p>
        </text:list-item>
        <text:list-item>
          <text:p text:style-name="P11">DOWNLOAD: In der Beilage finden Sie die Datei:</text:p>
        </text:list-item>
        <text:list-item>
          <text:p text:style-name="P11">adb.txt, t_adb1_test.c, adb1.h und die Dokumentation mit doxygen.</text:p>
        </text:list-item>
      </text:list>
      <text:p text:style-name="P3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SEARCH-SORT-adb1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4-03-31T23:39:36.596986000</meta:creation-date>
    <meta:editing-cycles>4</meta:editing-cycles>
    <meta:editing-duration>PT8M43S</meta:editing-duration>
    <meta:initial-creator>Anton Hofmann</meta:initial-creator>
    <dc:date>2016-11-07T21:09:00.515421974</dc:date>
    <dc:creator>hofmann </dc:creator>
    <meta:document-statistic meta:table-count="0" meta:image-count="0" meta:object-count="0" meta:page-count="2" meta:paragraph-count="36" meta:word-count="460" meta:character-count="3473" meta:non-whitespace-character-count="298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htl/ab/meineVorlagen/arbeitsunterlage.ott" meta:date="2014-03-31T23:39:36.405141000"/>
  </office:meta>
</office:document-meta>
</file>